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59" calcext:value-type="float">
            <text:p>1459</text:p>
          </table:table-cell>
          <table:table-cell table:style-name="ce7" table:formula="of:=COUNTIF([.B7:.B999998];&quot;X&quot;)" office:value-type="float" office:value="1268" calcext:value-type="float">
            <text:p>1268</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53" calcext:value-type="float">
            <text:p>155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3" table:number-rows-repeated="1047110">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2-10">00/00/0000</text:date>, <text:time style:data-style-name="N2" text:time-value="22:09:08.21492449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2-10T22:12:32.281528809</dc:date>
    <meta:editing-duration>P1DT13H55M4S</meta:editing-duration>
    <meta:editing-cycles>1449</meta:editing-cycles>
    <meta:document-statistic meta:table-count="1" meta:cell-count="8811" meta:object-count="0"/>
  </office:meta>
</office:document-meta>
</file>